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81492"/>
    </style:style>
    <style:style style:name="P2" style:family="paragraph" style:parent-style-name="Standard">
      <style:text-properties officeooo:paragraph-rsid="001a162a"/>
    </style:style>
    <style:style style:name="P3" style:family="paragraph" style:parent-style-name="Standard">
      <style:text-properties officeooo:rsid="00181492" officeooo:paragraph-rsid="00181492"/>
    </style:style>
    <style:style style:name="P4" style:family="paragraph" style:parent-style-name="Standard">
      <style:text-properties officeooo:rsid="00192ec9" officeooo:paragraph-rsid="001a162a"/>
    </style:style>
    <style:style style:name="T1" style:family="text">
      <style:text-properties officeooo:rsid="00181492"/>
    </style:style>
    <style:style style:name="T2" style:family="text">
      <style:text-properties officeooo:rsid="00192ec9"/>
    </style:style>
    <style:style style:name="T3" style:family="text">
      <style:text-properties officeooo:rsid="001aaa49"/>
    </style:style>
    <style:style style:name="T4" style:family="text">
      <style:text-properties officeooo:rsid="001b7ffd"/>
    </style:style>
    <style:style style:name="T5" style:family="text">
      <style:text-properties officeooo:rsid="001d74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1"> ./configure</text:span></text:p>
      <text:p text:style-name="P1">→<text:span text:style-name="T1"> Das Script überprüft, ob alle Abhängigkeiten erfüllt sind (ist der richtige Compiler vorhanden? <text:s text:c="3"/></text:span></text:p>
      <text:p text:style-name="P3"><text:s text:c="5"/>Wo befindet sich der Compiler? Sind die benötigten libraries vorhanden?… .</text:p>
      <text:p text:style-name="P3">→<text:span text:style-name="T5"> make ruft configure auf, dass mithilfe von Makefile.in ein Makefile erstellt.</text:span></text:p>
      <text:p text:style-name="Standard"/>
      <text:p text:style-name="Standard">→<text:span text:style-name="T1"> make</text:span></text:p>
      <text:p text:style-name="P1">→<text:span text:style-name="T1"> Führt verschiedene Aufgaben aus und Kompiliert den source code. Die Aufgaben sind in dem <text:s text:c="3"/></text:span></text:p>
      <text:p text:style-name="P3"><text:s text:c="5"/>sogenannten Makefile beschrieben. <text:s/></text:p>
      <text:p text:style-name="P2">→<text:span text:style-name="T2"> meist liegt kein Makefile vor, sondern ein Makefile.in. Makefile.in ist ein template (Vorlage). <text:s text:c="5"/></text:span></text:p>
      <text:p text:style-name="P4"><text:s text:c="5"/>Dass configure Script erstellt aus Makefile.in ein Makefile passend für das Zielsystem. </text:p>
      <text:p text:style-name="P2"/>
      <text:p text:style-name="P2"/>
      <text:p text:style-name="P2">→<text:span text:style-name="T3"> make install </text:span></text:p>
      <text:p text:style-name="P2">→<text:span text:style-name="T3"> fertig kompilierte Programme und Bibliotheken werden an entsprechende Stelle kopiert.</text:span></text:p>
      <text:p text:style-name="P2"/>
      <text:p text:style-name="P2"/>
      <text:p text:style-name="P2">→ <text:span text:style-name="T4">autotools </text:span></text:p>
      <text:p text:style-name="P2">→<text:span text:style-name="T4"> Erstellt z.B.: ./configure und make Scripte.</text:span></text:p>
      <text:p text:style-name="P2">→<text:span text:style-name="T4"> Beinhaltet Programme wie autoconf oder automake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06:13:20.018947396</meta:creation-date>
    <dc:date>2019-06-11T19:18:27.505238772</dc:date>
    <meta:editing-duration>PT2H32M1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15" meta:character-count="818" meta:non-whitespace-character-count="683"/>
  </office:meta>
</office:document-meta>
</file>